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480000015F31E8B1B3.svm" manifest:media-type=""/>
  <manifest:file-entry manifest:full-path="Pictures/2000000100000B340000035E5223DC37.svm" manifest:media-type=""/>
  <manifest:file-entry manifest:full-path="Pictures/2000000100000164000000A1817CA12D.svm" manifest:media-type=""/>
  <manifest:file-entry manifest:full-path="Pictures/2000000100000D6A0000015FDABEEEDF.svm" manifest:media-type=""/>
  <manifest:file-entry manifest:full-path="Pictures/2000000100000A870000011C3C0B2B48.svm" manifest:media-type=""/>
  <manifest:file-entry manifest:full-path="Pictures/2000000100000181000000D80BEDF122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c}&#10;\overline{y}\overline{z}&amp;\overline{y}$z$&amp;$yz$&amp;$y$\overline{z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TexMathsArgs="14§latex§F=\sum(m_0 , m_2 , m_5 , m_7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|c|c|c|c|}&#10;\cline{2-5}&#10;\overline{x}&amp;1&amp;0&amp;0&amp;1\\&#10;\cline{2-5}&#10;$x$&amp;0&amp;1&amp;1&amp;0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TexMathsArgs="14§latex§F(x,y,z)=\overline{x}\overline{z}+x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TexMathsArgs="14§display§\overline{x}\overline{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x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0.396cm" svg:x="3.302cm" svg:y="1.524cm">
          <draw:image xlink:href="Pictures/2000000100000A870000011C3C0B2B48.svm" xlink:type="simple" xlink:show="embed" xlink:actuate="onLoad">
            <text:p/>
          </draw:image>
        </draw:frame>
        <draw:path draw:style-name="gr2" draw:text-style-name="P1" xml:id="id2" draw:id="id2" draw:layer="layout" svg:width="0.804cm" svg:height="0.508cm" svg:x="5.926cm" svg:y="2.031cm" svg:viewBox="0 0 805 509" svg:d="m805 509h-721c-42 0-84-43-84-85v-340c0-42 42-84 84-84h710">
          <draw:glue-point draw:id="4" svg:x="3.428cm" svg:y="5.009cm"/>
          <text:p/>
        </draw:path>
        <draw:path draw:style-name="gr2" draw:text-style-name="P1" draw:layer="layout" svg:width="-0.804cm" svg:height="-0.508cm" svg:x="3.683cm" svg:y="2.54cm" svg:viewBox="0 0 -805 -509" svg:d="m805 509h-721c-42 0-84-43-84-85v-340c0-42 42-84 84-84h710">
          <text:p/>
        </draw:path>
        <draw:frame draw:style-name="gr3" draw:text-style-name="P1" draw:layer="layout" svg:width="4.806cm" svg:height="0.49cm" svg:x="2.413cm" svg:y="0.508cm">
          <draw:image xlink:href="Pictures/2000000100000D6A0000015FDABEEEDF.svm" xlink:type="simple" xlink:show="embed" xlink:actuate="onLoad">
            <text:p/>
          </draw:image>
        </draw:frame>
        <draw:frame draw:style-name="gr4" draw:text-style-name="P1" draw:layer="layout" svg:width="4.014cm" svg:height="1.205cm" svg:x="2.463cm" svg:y="1.97cm">
          <draw:image xlink:href="Pictures/2000000100000B340000035E5223DC37.svm" xlink:type="simple" xlink:show="embed" xlink:actuate="onLoad">
            <text:p/>
          </draw:image>
        </draw:frame>
        <draw:custom-shape draw:style-name="gr5" draw:text-style-name="P1" xml:id="id4" draw:id="id4" draw:layer="layout" svg:width="1.27cm" svg:height="0.508cm" svg:x="4.191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683cm" svg:height="0.49cm" svg:x="2.667cm" svg:y="3.828cm">
          <draw:image xlink:href="Pictures/2000000100000A480000015F31E8B1B3.svm" xlink:type="simple" xlink:show="embed" xlink:actuate="onLoad">
            <text:p/>
          </draw:image>
        </draw:frame>
        <draw:frame draw:style-name="gr7" draw:layer="layout" svg:width="1.999cm" svg:height="0.999cm" svg:x="3.44cm" svg:y="2.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xml:id="id1" draw:id="id1" draw:layer="layout" svg:width="0.538cm" svg:height="0.301cm" svg:x="7.239cm" svg:y="2.54cm">
          <draw:image xlink:href="Pictures/2000000100000181000000D80BEDF122.svm" xlink:type="simple" xlink:show="embed" xlink:actuate="onLoad">
            <text:p/>
          </draw:image>
        </draw:frame>
        <draw:frame draw:style-name="gr9" draw:text-style-name="P1" xml:id="id3" draw:id="id3" draw:layer="layout" svg:width="0.497cm" svg:height="0.224cm" svg:x="6.488cm" svg:y="3.332cm">
          <draw:image xlink:href="Pictures/2000000100000164000000A1817CA12D.svm" xlink:type="simple" xlink:show="embed" xlink:actuate="onLoad">
            <text:p/>
          </draw:image>
        </draw:frame>
        <draw:connector draw:style-name="gr10" draw:text-style-name="P1" draw:layer="layout" draw:type="curve" svg:x1="7.239cm" svg:y1="2.69cm" svg:x2="6.603cm" svg:y2="2.539cm" draw:start-shape="id1" draw:start-glue-point="3" draw:end-shape="id2" draw:end-glue-point="4" svg:d="m7239 2690c-424 0-636-50-636-151">
          <text:p/>
        </draw:connector>
        <draw:connector draw:style-name="gr10" draw:text-style-name="P1" draw:layer="layout" draw:type="curve" svg:x1="6.488cm" svg:y1="3.444cm" svg:x2="5.461cm" svg:y2="2.794cm" draw:start-shape="id3" draw:start-glue-point="3" draw:end-shape="id4" draw:end-glue-point="1" svg:d="m6488 3444c-768 0-255-650-1027-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0T10:25:02</dc:date>
    <dc:creator>kkk </dc:creator>
    <meta:generator>LibreOffice/3.3$Linux LibreOffice_project/330m19$Build-401</meta:generator>
    <meta:editing-duration>PT3H19M28S</meta:editing-duration>
    <meta:editing-cycles>14</meta:editing-cycles>
    <meta:document-statistic meta:object-count="12"/>
  </office:meta>
</office:document-meta>
</file>

<file path=Object 1/content.xml><?xml version="1.0" encoding="utf-8"?>
<math xmlns="http://www.w3.org/1998/Math/MathML"/>
</file>